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44B7DC7F75.bmp" manifest:media-type=""/>
  <manifest:file-entry manifest:full-path="Pictures/10000000000001800000003996B5B73A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70%" draw:gamma="100%" draw:red="0%" draw:green="0%" draw:blue="0%" fo:clip="rect(0cm, 0.134cm, 0cm, 0.58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40%" draw:contrast="72%" draw:gamma="100%" draw:red="0%" draw:green="0%" draw:blue="0%" fo:clip="rect(0cm, 0.372cm, 0cm, 0.21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Ⓟ</text:span><text:span text:style-name="T1">-eIF2</text:span><text:span text:style-name="T2">α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937cm" svg:height="0.932cm" svg:x="1.683cm" svg:y="0.546cm">
          <draw:image xlink:href="Pictures/10000000000001800000003996B5B73A.bmp" xlink:type="simple" xlink:show="embed" xlink:actuate="onLoad">
            <text:p/>
          </draw:image>
        </draw:frame>
        <draw:frame draw:style-name="gr3" draw:text-style-name="P4" draw:layer="layout" svg:width="5.93cm" svg:height="1.13cm" svg:x="1.69cm" svg:y="1.902cm">
          <draw:image xlink:href="Pictures/100000000000017600000044B7DC7F75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44:36.325148343</dc:date>
    <dc:creator>ayf </dc:creator>
    <meta:editing-duration>PT22M59S</meta:editing-duration>
    <meta:editing-cycles>8</meta:editing-cycles>
    <meta:generator>LibreOffice/4.4.3.2$Linux_X86_64 LibreOffice_project/40m0$Build-2</meta:generator>
    <meta:document-statistic meta:object-count="28"/>
  </office:meta>
</office:document-meta>
</file>